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What is a Game?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per Prototyp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he Magic Circl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D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echanics</text:p>
              </text:list-item>
              <text:list-item>
                <text:p>Dynamics</text:p>
              </text:list-item>
              <text:list-item>
                <text:p>Aesthetic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7:09:58.110839908</meta:creation-date>
    <dc:date>2023-10-09T17:12:51.503395342</dc:date>
    <meta:editing-duration>PT2M55S</meta:editing-duration>
    <meta:editing-cycles>1</meta:editing-cycles>
    <meta:document-statistic meta:object-count="37"/>
    <meta:generator>LibreOffice/7.5.7.1$Linux_X86_64 LibreOffice_project/50$Build-1</meta:generator>
  </office:meta>
</office:document-meta>
</file>